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36.23mm" fo:break-before="auto" style:use-optimal-row-height="true"/>
    </style:style>
    <style:style style:name="ro7" style:family="table-row">
      <style:table-row-properties style:row-height="5.54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32.26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7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 style:data-style-name="N107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name="" fo:font-size="12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2" table:default-cell-style-name="ce9"/>
        <table:table-column table:style-name="co4" table:default-cell-style-name="ce11"/>
        <table:table-column table:style-name="co2" table:number-columns-repeated="1019" table:default-cell-style-name="Default"/>
        <table:table-row table:style-name="ro1" table:number-rows-repeated="9">
          <table:table-cell table:number-columns-repeated="1024"/>
        </table:table-row>
        <table:table-row table:style-name="ro2"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Désignation</text:p>
          </table:table-cell>
          <table:table-cell table:style-name="ce10" office:value-type="string" calcext:value-type="string">
            <text:p>Etat</text:p>
          </table:table-cell>
          <table:table-cell table:style-name="ce12" office:value-type="string" calcext:value-type="string">
            <text:p>Commentaires</text:p>
          </table:table-cell>
          <table:table-cell table:style-name="ce13"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II-A – But du jeu</text:p>
          </table:table-cell>
          <table:covered-table-cell table:style-name="ce5"/>
          <table:covered-table-cell table:style-name="ce8"/>
          <table:covered-table-cell table:style-name="ce10"/>
          <table:covered-table-cell table:style-name="ce12"/>
          <table:table-cell table:style-name="ce13" table:number-columns-repeated="1019"/>
        </table:table-row>
        <table:table-row table:style-name="ro1">
          <table:table-cell office:value-type="string" calcext:value-type="string">
            <text:p>II-A</text:p>
          </table:table-cell>
          <table:table-cell office:value-type="float" office:value="10" calcext:value-type="float">
            <text:p>0010</text:p>
          </table:table-cell>
          <table:table-cell office:value-type="string" calcext:value-type="string">
            <text:p>Les 2 motos sont sur une grille fermé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I-A</text:p>
          </table:table-cell>
          <table:table-cell office:value-type="float" office:value="20" calcext:value-type="float">
            <text:p>0020</text:p>
          </table:table-cell>
          <table:table-cell office:value-type="string" calcext:value-type="string">
            <text:p>Chaque moto laisse une trainée qui constitue un mur infranchissable pour les 2 joueurs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A</text:p>
          </table:table-cell>
          <table:table-cell office:value-type="float" office:value="30" calcext:value-type="float">
            <text:p>0030</text:p>
          </table:table-cell>
          <table:table-cell office:value-type="string" calcext:value-type="string">
            <text:p>La trainée laissée par les joueurs est persistente tout au long d’une parti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A</text:p>
          </table:table-cell>
          <table:table-cell office:value-type="float" office:value="40" calcext:value-type="float">
            <text:p>0040</text:p>
          </table:table-cell>
          <table:table-cell office:value-type="string" calcext:value-type="string">
            <text:p>Les motos se déplacent automatiquement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A</text:p>
          </table:table-cell>
          <table:table-cell office:value-type="float" office:value="50" calcext:value-type="float">
            <text:p>0050</text:p>
          </table:table-cell>
          <table:table-cell office:value-type="string" calcext:value-type="string">
            <text:p>Le joueur ne peut que changer la direction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5" table:number-rows-spanned="1">
            <text:p>II-B – Modes de jeu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office:value-type="string" calcext:value-type="string">
            <text:p>II-B</text:p>
          </table:table-cell>
          <table:table-cell office:value-type="float" office:value="60" calcext:value-type="float">
            <text:p>0060</text:p>
          </table:table-cell>
          <table:table-cell office:value-type="string" calcext:value-type="string">
            <text:p>PolyTron propose 3 modes de jeu :</text:p>
            <text:p>• Survie</text:p>
            <text:p>• Player Vs Player</text:p>
            <text:p>• Player Vs IA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Pas de mode PvI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5" table:number-rows-spanned="1">
            <text:p>II-B-1 – Mode survi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I-B-1</text:p>
          </table:table-cell>
          <table:table-cell office:value-type="float" office:value="70" calcext:value-type="float">
            <text:p>0070</text:p>
          </table:table-cell>
          <table:table-cell office:value-type="string" calcext:value-type="string">
            <text:p>Mode survie : Le joueur est seul sur la grill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B-1</text:p>
          </table:table-cell>
          <table:table-cell office:value-type="float" office:value="80" calcext:value-type="float">
            <text:p>0080</text:p>
          </table:table-cell>
          <table:table-cell office:value-type="string" calcext:value-type="string">
            <text:p>Mode survie : Le joueur engrange des points à chaque pixel où il avanc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B-1</text:p>
          </table:table-cell>
          <table:table-cell office:value-type="float" office:value="90" calcext:value-type="float">
            <text:p>0090</text:p>
          </table:table-cell>
          <table:table-cell office:value-type="string" calcext:value-type="string">
            <text:p>Mode survie : Un score est à afficher dans ce mode de jeu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I-B-1</text:p>
          </table:table-cell>
          <table:table-cell office:value-type="float" office:value="100" calcext:value-type="float">
            <text:p>0100</text:p>
          </table:table-cell>
          <table:table-cell office:value-type="string" calcext:value-type="string">
            <text:p>Mode survie : Le score obtenu par le joueur est sauvegardé pour les High Scores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I-B-1</text:p>
          </table:table-cell>
          <table:table-cell office:value-type="float" office:value="110" calcext:value-type="float">
            <text:p>0110</text:p>
          </table:table-cell>
          <table:table-cell office:value-type="string" calcext:value-type="string">
            <text:p>Mode survie : Une fois la partie terminée, on pourra par exemple afficher en grand le scor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5" table:number-rows-spanned="1">
            <text:p>II-B-2 – Mode Player Vs Play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I-B-2</text:p>
          </table:table-cell>
          <table:table-cell office:value-type="float" office:value="120" calcext:value-type="float">
            <text:p>0120</text:p>
          </table:table-cell>
          <table:table-cell office:value-type="string" calcext:value-type="string">
            <text:p>Mode PvP : Dans ce mode de jeu, 2 joueurs s’affrontent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I-B-2</text:p>
          </table:table-cell>
          <table:table-cell office:value-type="float" office:value="130" calcext:value-type="float">
            <text:p>0130</text:p>
          </table:table-cell>
          <table:table-cell office:value-type="string" calcext:value-type="string">
            <text:p>Mode PvP : Il faudra nommer chacun des joueurs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mmés « Player 1 » et « Player 2 » ; le pseudo n’est pas personnalisé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-B-2</text:p>
          </table:table-cell>
          <table:table-cell office:value-type="float" office:value="140" calcext:value-type="float">
            <text:p>0140</text:p>
          </table:table-cell>
          <table:table-cell office:value-type="string" calcext:value-type="string">
            <text:p>Mode PvP : Les deux joueurs sont identifiés par 2 couleurs différentes afin de bien les distinguer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B-2</text:p>
          </table:table-cell>
          <table:table-cell office:value-type="float" office:value="150" calcext:value-type="float">
            <text:p>0150</text:p>
          </table:table-cell>
          <table:table-cell office:value-type="string" calcext:value-type="string">
            <text:p>Mode PvP : Si les 2 joueurs se percutent simultanément, il y a match nul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I-B-2</text:p>
          </table:table-cell>
          <table:table-cell office:value-type="float" office:value="160" calcext:value-type="float">
            <text:p>0160</text:p>
          </table:table-cell>
          <table:table-cell office:value-type="string" calcext:value-type="string">
            <text:p>Mode PvP : Une fois la partie terminée, on pourra par exemple afficher le nom du gagnant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B-2</text:p>
          </table:table-cell>
          <table:table-cell office:value-type="float" office:value="170" calcext:value-type="float">
            <text:p>0170</text:p>
          </table:table-cell>
          <table:table-cell office:value-type="string" calcext:value-type="string">
            <text:p>Mode PvP : Libre à vous de faire une partie en plusieurs manches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ie en une seule manche.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5" table:number-rows-spanned="1">
            <text:p>II-B-3 – Mode Player Vs IA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office:value-type="string" calcext:value-type="string">
            <text:p>II-B-3</text:p>
          </table:table-cell>
          <table:table-cell office:value-type="float" office:value="180" calcext:value-type="float">
            <text:p>0180</text:p>
          </table:table-cell>
          <table:table-cell office:value-type="string" calcext:value-type="string">
            <text:p>Mode PvAI : Dans ce mode de jeu, le joueur joue contre une intelligence artificielle, c’est-à-dire qu’il faudra</text:p>
            <text:p>développer un algorithme pour générer des déplacements et des choix pour le joueur non humain.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Pas de mode PvIA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-B-3</text:p>
          </table:table-cell>
          <table:table-cell office:value-type="float" office:value="190" calcext:value-type="float">
            <text:p>0190</text:p>
          </table:table-cell>
          <table:table-cell office:value-type="string" calcext:value-type="string">
            <text:p>Mode PvAI : Il faudra nommer chacun des joueurs et choisir 2 couleurs différentes afin de bien les distinguer.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Pas de mode PvIA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-B-3</text:p>
          </table:table-cell>
          <table:table-cell office:value-type="float" office:value="200" calcext:value-type="float">
            <text:p>0200</text:p>
          </table:table-cell>
          <table:table-cell office:value-type="string" calcext:value-type="string">
            <text:p>Mode PvAI : Si les 2 joueurs se percutent simultanément, il y a match nul.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Pas de mode PvIA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-B-3</text:p>
          </table:table-cell>
          <table:table-cell office:value-type="float" office:value="210" calcext:value-type="float">
            <text:p>0210</text:p>
          </table:table-cell>
          <table:table-cell office:value-type="string" calcext:value-type="string">
            <text:p>Mode PvAI : Une fois la partie terminée, on pourra par exemple afficher le nom du gagnant.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Pas de mode PvIA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-B-3</text:p>
          </table:table-cell>
          <table:table-cell office:value-type="float" office:value="220" calcext:value-type="float">
            <text:p>0220</text:p>
          </table:table-cell>
          <table:table-cell office:value-type="string" calcext:value-type="string">
            <text:p>Mode PvAI : Libre à vous de faire une partie en plusieurs manches.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Pas de mode PvIA.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5" table:number-rows-spanned="1">
            <text:p>II-C – Menu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office:value-type="string" calcext:value-type="string">
            <text:p>II-C</text:p>
          </table:table-cell>
          <table:table-cell office:value-type="float" office:value="230" calcext:value-type="float">
            <text:p>0230</text:p>
          </table:table-cell>
          <table:table-cell office:value-type="string" calcext:value-type="string">
            <text:p>Au démarrage du jeu, un menu s’affiche et propose les points suivants :</text:p>
            <text:p>• Jouer :</text:p>
            <text:p>o Survie</text:p>
            <text:p>o Player Vs Player</text:p>
            <text:p>o Player Vs IA</text:p>
            <text:p>• High Scores</text:p>
            <text:p>• Paramètre :</text:p>
            <text:p>o Contrôles</text:p>
            <text:p>o Vitesse des moto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Manque High Scores et paramètres.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5" table:number-rows-spanned="1">
            <text:p>II-D - <text:span text:style-name="T1">High Scores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I-D</text:p>
          </table:table-cell>
          <table:table-cell office:value-type="float" office:value="240" calcext:value-type="float">
            <text:p>0240</text:p>
          </table:table-cell>
          <table:table-cell office:value-type="string" calcext:value-type="string">
            <text:p>Le mode survie s’accompagne d’une gestion des High Scores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D</text:p>
          </table:table-cell>
          <table:table-cell office:value-type="float" office:value="250" calcext:value-type="float">
            <text:p>0250</text:p>
          </table:table-cell>
          <table:table-cell office:value-type="string" calcext:value-type="string">
            <text:p>Mode survie : A la fin d’une partie, le score est sauvegardé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ulement s’il fait partie des « High Scores »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-D</text:p>
          </table:table-cell>
          <table:table-cell office:value-type="float" office:value="260" calcext:value-type="float">
            <text:p>0260</text:p>
          </table:table-cell>
          <table:table-cell office:value-type="string" calcext:value-type="string">
            <text:p>L’ensemble des scores des joueurs peut être affiché dans la catégorie High Scores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es High Scores sont affichés à la fin de la parti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-D</text:p>
          </table:table-cell>
          <table:table-cell office:value-type="float" office:value="270" calcext:value-type="float">
            <text:p>0270</text:p>
          </table:table-cell>
          <table:table-cell office:value-type="string" calcext:value-type="string">
            <text:p>Les High Scores doivent être affichés dans l’ordre du plus grand au plus petit scor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I-D</text:p>
          </table:table-cell>
          <table:table-cell office:value-type="float" office:value="280" calcext:value-type="float">
            <text:p>0280</text:p>
          </table:table-cell>
          <table:table-cell office:value-type="string" calcext:value-type="string">
            <text:p>Pour conserver les scores même lorsqu’on a fermé le jeu, ceux-ci doivent être sauvegardé dans un</text:p>
            <text:p>fichier. Ce fichier contient par exemple les informations suivantes pour chaque ligne :</text:p>
            <text:p>• Nom du joueur</text:p>
            <text:p>• Score réalisé</text:p>
            <text:p>• Classe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assement géré par le programme, n’est pas explicité dans le fichier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-D</text:p>
          </table:table-cell>
          <table:table-cell office:value-type="float" office:value="290" calcext:value-type="float">
            <text:p>0290</text:p>
          </table:table-cell>
          <table:table-cell office:value-type="string" calcext:value-type="string">
            <text:p>Le fichier de sauvegarde est placé dans le dossier courant (au niveau de l’exe)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5" table:number-rows-spanned="1">
            <text:p>II-E – Contrôle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II-E</text:p>
          </table:table-cell>
          <table:table-cell office:value-type="float" office:value="300" calcext:value-type="float">
            <text:p>0300</text:p>
          </table:table-cell>
          <table:table-cell office:value-type="string" calcext:value-type="string">
            <text:p>Les contrôles des motos se font dans les 4 directions : HAUT, BAS, GAUCHE et DROIT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I-E</text:p>
          </table:table-cell>
          <table:table-cell office:value-type="float" office:value="310" calcext:value-type="float">
            <text:p>0310</text:p>
          </table:table-cell>
          <table:table-cell office:value-type="string" calcext:value-type="string">
            <text:p>On utilise le clavier pour diriger les motos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II-E</text:p>
          </table:table-cell>
          <table:table-cell office:value-type="float" office:value="320" calcext:value-type="float">
            <text:p>0320</text:p>
          </table:table-cell>
          <table:table-cell office:value-type="string" calcext:value-type="string">
            <text:p>Voici une proposition de jeu de touche :</text:p>
            <text:p>• Joueur 1 :</text:p>
            <text:p>    O Flèches numériques</text:p>
            <text:p>• Joueur 2 :</text:p>
            <text:p>    o Haut : Z</text:p>
            <text:p>    o Bas : S</text:p>
            <text:p>    o Gauche : Q</text:p>
            <text:p>    o Droite : 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n mode PvP, le joueur 1 est à gauche et utilise donc les touches Z/Q/S/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-E</text:p>
          </table:table-cell>
          <table:table-cell office:value-type="float" office:value="330" calcext:value-type="float">
            <text:p>0330</text:p>
          </table:table-cell>
          <table:table-cell office:value-type="string" calcext:value-type="string">
            <text:p>Il est toutefois possible de rendre les contrôles configurables.</text:p>
          </table:table-cell>
          <table:table-cell office:value-type="string" calcext:value-type="string">
            <text:p>N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I-E</text:p>
          </table:table-cell>
          <table:table-cell office:value-type="float" office:value="340" calcext:value-type="float">
            <text:p>0340</text:p>
          </table:table-cell>
          <table:table-cell office:value-type="string" calcext:value-type="string">
            <text:p>Un bouton pause ou exit peuvent être également rajoutés.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Sortie sur sélection de l’item correspondant dans le menu principal.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5" table:number-rows-spanned="1">
            <text:p>II-F - Vitesse de déplacement des motos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office:value-type="string" calcext:value-type="string">
            <text:p>II-F</text:p>
          </table:table-cell>
          <table:table-cell office:value-type="float" office:value="350" calcext:value-type="float">
            <text:p>0350</text:p>
          </table:table-cell>
          <table:table-cell office:value-type="string" calcext:value-type="string">
            <text:p>Les motos se déplacent automatiquement, le joueur ne peut que changer la direction. Le programme doit donc mettre à jour les emplacements des motos et des murs à chaque intervalle</text:p>
            <text:p>x de temps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II-F</text:p>
          </table:table-cell>
          <table:table-cell office:value-type="float" office:value="360" calcext:value-type="float">
            <text:p>0360</text:p>
          </table:table-cell>
          <table:table-cell office:value-type="string" calcext:value-type="string">
            <text:p>Il est possible de rendre la vitesse des motos configurables afin de créer plusieurs niveaux de</text:p>
            <text:p>Difficulté.</text:p>
          </table:table-cell>
          <table:table-cell office:value-type="string" calcext:value-type="string">
            <text:p>N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5" table:number-rows-spanned="1">
            <text:p>II-G - Interface graphique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office:value-type="string" calcext:value-type="string">
            <text:p>II-G</text:p>
          </table:table-cell>
          <table:table-cell office:value-type="float" office:value="370" calcext:value-type="float">
            <text:p>0370</text:p>
          </table:table-cell>
          <table:table-cell office:value-type="string" calcext:value-type="string">
            <text:p>Le jeu propose une interface graphique en 2 dimensions montrant les motos vues du dessus évoluant</text:p>
            <text:p>dans une grille fermée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5" table:number-rows-spanned="1">
            <text:p>II-H – Musiqu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I-H</text:p>
          </table:table-cell>
          <table:table-cell office:value-type="float" office:value="380" calcext:value-type="float">
            <text:p>0380</text:p>
          </table:table-cell>
          <table:table-cell office:value-type="string" calcext:value-type="string">
            <text:p>Une musique et des bruitages accompagnent le jeu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5" table:number-rows-spanned="1">
            <text:p>II-I – Evènement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office:value-type="string" calcext:value-type="string">
            <text:p>II-I</text:p>
          </table:table-cell>
          <table:table-cell office:value-type="float" office:value="390" calcext:value-type="float">
            <text:p>0390</text:p>
          </table:table-cell>
          <table:table-cell office:value-type="string" calcext:value-type="string">
            <text:p>Afin de diriger la moto, il sera nécessaire de gérer des évènements sur le clavier.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8:52:05.429104924</meta:creation-date>
    <dc:date>2018-05-18T22:46:46.135155547</dc:date>
    <meta:editing-duration>PT3H44M17S</meta:editing-duration>
    <meta:editing-cycles>5</meta:editing-cycles>
    <meta:generator>LibreOffice/5.1.6.2$Linux_X86_64 LibreOffice_project/10m0$Build-2</meta:generator>
    <meta:document-statistic meta:table-count="1" meta:cell-count="187" meta:object-count="0"/>
  </office:meta>
</office:document-meta>
</file>